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text-properties style:text-underline-style="solid" style:text-underline-width="auto" style:text-underline-color="font-color"/>
    </style:style>
    <style:style style:name="P22" style:family="paragraph" style:parent-style-name="Standard" style:list-style-name="L20"/>
    <style:style style:name="P23" style:family="paragraph" style:parent-style-name="Standard" style:list-style-name="L21"/>
    <style:style style:name="P24" style:family="paragraph" style:parent-style-name="Standard" style:list-style-name="L22"/>
    <style:style style:name="P25" style:family="paragraph" style:parent-style-name="Standard" style:list-style-name="WWNum8"/>
    <style:style style:name="P26" style:family="paragraph" style:parent-style-name="Standard" style:list-style-name="WWNum9"/>
    <style:style style:name="P27" style:family="paragraph" style:parent-style-name="Standard" style:list-style-name="L23"/>
    <style:style style:name="P28" style:family="paragraph" style:parent-style-name="Standard" style:list-style-name="L24"/>
    <style:style style:name="P29" style:family="paragraph" style:parent-style-name="Standard" style:list-style-name="L25"/>
    <style:style style:name="P30" style:family="paragraph" style:parent-style-name="Standard" style:list-style-name="L26"/>
    <style:style style:name="P31" style:family="paragraph" style:parent-style-name="Standard" style:list-style-name="WWNum24"/>
    <style:style style:name="P32" style:family="paragraph" style:parent-style-name="Standard" style:list-style-name="L27"/>
    <style:style style:name="P33" style:family="paragraph" style:parent-style-name="Standard" style:list-style-name="L27">
      <style:text-properties style:text-underline-style="none" fo:font-weight="normal" style:font-weight-asian="normal" style:font-weight-complex="normal"/>
    </style:style>
    <style:style style:name="P34" style:family="paragraph" style:parent-style-name="Standard" style:list-style-name="L28"/>
    <style:style style:name="P35" style:family="paragraph" style:parent-style-name="Standard" style:list-style-name="L29"/>
    <style:style style:name="P36" style:family="paragraph" style:parent-style-name="Standard" style:list-style-name="L30"/>
    <style:style style:name="P37" style:family="paragraph" style:parent-style-name="Standard" style:list-style-name="WWNum15"/>
    <style:style style:name="P38" style:family="paragraph" style:parent-style-name="Standard" style:list-style-name="WWNum16"/>
    <style:style style:name="P39" style:family="paragraph" style:parent-style-name="Standard" style:list-style-name="L31"/>
    <style:style style:name="P40" style:family="paragraph" style:parent-style-name="Standard" style:list-style-name="WWNum20"/>
    <style:style style:name="P41" style:family="paragraph" style:parent-style-name="Standard" style:list-style-name="L32"/>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List_20_Paragraph" style:list-style-name="WWNum11"/>
    <style:style style:name="P47" style:family="paragraph" style:parent-style-name="List_20_Paragraph" style:list-style-name="WWNum22"/>
    <style:style style:name="P48" style:family="paragraph" style:parent-style-name="List_20_Paragraph" style:list-style-name="WWNum23"/>
    <style:style style:name="P49" style:family="paragraph" style:parent-style-name="List_20_Paragraph" style:list-style-name="WWNum24"/>
    <style:style style:name="P50" style:family="paragraph" style:parent-style-name="List_20_Paragraph" style:list-style-name="WWNum18"/>
    <style:style style:name="P51" style:family="paragraph" style:parent-style-name="List_20_Paragraph" style:list-style-name="WWNum19"/>
    <style:style style:name="P52" style:family="paragraph" style:parent-style-name="List_20_Paragraph" style:list-style-name="WWNum20"/>
    <style:style style:name="P53" style:family="paragraph" style:parent-style-name="List_20_Paragraph" style:list-style-name="WWNum21"/>
    <style:style style:name="T1"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Use-case Description: </text:p>
      <text:p text:style-name="Standard"/>
      <text:p text:style-name="P1">Student:</text:p>
      <text:p text:style-name="Standard"/>
      <text:p text:style-name="Standard">1)Registration: </text:p>
      <text:p text:style-name="Standard"/>
      <text:p text:style-name="Standard">Use-case:Registration </text:p>
      <text:p text:style-name="Standard"/>
      <text:p text:style-name="Standard">Purpose:Profile of the student is created for accessing the system </text:p>
      <text:p text:style-name="Standard"/>
      <text:p text:style-name="Standard">Actors:Student </text:p>
      <text:p text:style-name="Standard"/>
      <text:p text:style-name="Standard">Precondition: None. </text:p>
      <text:p text:style-name="Standard"/>
      <text:p text:style-name="Standard">Basic Flow: </text:p>
      <text:list xml:id="list20768492781" text:style-name="L1">
        <text:list-item>
          <text:p text:style-name="P2">The student accesses the IITBombayX website, and clicks on 'Create Account' link.</text:p>
        </text:list-item>
        <text:list-item>
          <text:p text:style-name="P2">He is presented with a page which asks him to fill up his personal details. These fields include mandatory and not mandatory fields.</text:p>
        </text:list-item>
        <text:list-item>
          <text:p text:style-name="P2">The student provides the details which include but are not limited to: his full name, the name of his institute, his date of birth, his address, his email id, whether he is a member of some college or not (and therefore, whether, he is an ordinary user or a Blended MOOC participant), and finally his password, which he must confirm.</text:p>
        </text:list-item>
        <text:list-item>
          <text:p text:style-name="P2">Once he has successfully filled in the details, he clicks on Submit button, and receives a confirmation mail, containing a link to activate his account. This link is valid for only a limited period of time.</text:p>
        </text:list-item>
        <text:list-item>
          <text:p text:style-name="P2">Once he activates his account, the user account is successfully created, and the user can go on to access the services of the platform.</text:p>
        </text:list-item>
      </text:list>
      <text:p text:style-name="Standard"/>
      <text:p text:style-name="Standard">Exception Flow:</text:p>
      <text:list xml:id="list5532451311" text:style-name="L2">
        <text:list-item>
          <text:p text:style-name="P3">The student does not fill the mandatory fields, or fills the fields with incorrect or inappropriate values.</text:p>
        </text:list-item>
      </text:list>
      <text:list xml:id="list10743947291" text:style-name="L3">
        <text:list-item>
          <text:p text:style-name="P4">The submit button will not be activated, and the validation script running on the front end will highlight the corresponding fields.</text:p>
        </text:list-item>
        <text:list-item>
          <text:p text:style-name="P4">A corresponding error text will tell the user what the error is:</text:p>
          <text:list>
            <text:list-item>
              <text:p text:style-name="P4">If the field is not filled, it says - “Please fill the mandatory field”</text:p>
            </text:list-item>
            <text:list-item>
              <text:p text:style-name="P4">If a numeric field is filled with text data, it says - “Please input correct data”.</text:p>
            </text:list-item>
            <text:list-item>
              <text:p text:style-name="P4">If the password is not strong, then it highlights the field, saying that 'The password is not strong', together with the required specifications for the passwords.</text:p>
            </text:list-item>
            <text:list-item>
              <text:p text:style-name="P4">The 'repeat password' field does not match the 'input password' field, then it clears the fields, and highlights both the fields, saying 'The passwords do not match'. He needs retype the password, until he is successful.</text:p>
              <text:p text:style-name="P4"/>
            </text:list-item>
          </text:list>
        </text:list-item>
      </text:list>
      <text:p text:style-name="Standard">Postcondition:Student gets a user name and a password for his profile for accessing the system. </text:p>
      <text:p text:style-name="Standard"/>
      <text:p text:style-name="Standard">2)Enroll for courses: </text:p>
      <text:p text:style-name="Standard"/>
      <text:p text:style-name="Standard">Use-case: Enroll for courses </text:p>
      <text:p text:style-name="Standard"/>
      <text:p text:style-name="Standard"><text:soft-page-break/>Purpose: Student can complete the courses that he applies for as part of his college curriculum, or for his won benefits, and may apply for certificate of performance and completion for the same.</text:p>
      <text:p text:style-name="Standard"/>
      <text:p text:style-name="Standard">Actors:Student </text:p>
      <text:p text:style-name="Standard"/>
      <text:p text:style-name="Standard">Precondition: The student needs to have an existing account in the IITBombayX.</text:p>
      <text:p text:style-name="Standard"/>
      <text:p text:style-name="Standard">Basic Flow: </text:p>
      <text:list xml:id="list16382186431" text:style-name="L4">
        <text:list-item>
          <text:p text:style-name="P5">The student logs into his account, and searches for the course that he wants to enroll in, using the 'course search'/'list available courses' facility in the website.</text:p>
        </text:list-item>
        <text:list-item>
          <text:p text:style-name="P5">Once he has found the course he wants to apply for, he enrolls for it by clicking the 'enroll' button, and waits for the enrollment confirmation mail.</text:p>
        </text:list-item>
      </text:list>
      <text:p text:style-name="Standard"/>
      <text:p text:style-name="Standard">Exception Flow:</text:p>
      <text:list xml:id="list16208119951" text:style-name="L5">
        <text:list-item>
          <text:p text:style-name="P6">If the student has not done the registration, then he cannot enroll for the courses.</text:p>
        </text:list-item>
      </text:list>
      <text:list xml:id="list16422132431" text:style-name="L6">
        <text:list-item>
          <text:p text:style-name="P7">The student will then be taken to the Registration page, where he must first register himself for an account on IITBombayX.</text:p>
        </text:list-item>
        <text:list-item>
          <text:p text:style-name="P7">Later, he can sign into his account, and come back on the page for the course, and enroll himself.</text:p>
        </text:list-item>
      </text:list>
      <text:p text:style-name="Standard"/>
      <text:p text:style-name="Standard">Postcondition: The student will have placed a request to be enrolled into the course of his choice, and will have received an email corresponding to confirmation or otherwise in his inbox.</text:p>
      <text:p text:style-name="Standard"/>
      <text:p text:style-name="Standard">3)Login: </text:p>
      <text:p text:style-name="Standard"/>
      <text:p text:style-name="Standard">Use-case :Login </text:p>
      <text:p text:style-name="Standard"/>
      <text:p text:style-name="Standard">Purpose : Getting access to the account.</text:p>
      <text:p text:style-name="Standard"/>
      <text:p text:style-name="Standard">Actors : Student</text:p>
      <text:p text:style-name="Standard"/>
      <text:p text:style-name="Standard">Precondition: The student has an existing account on IITBombayX.</text:p>
      <text:p text:style-name="Standard"/>
      <text:p text:style-name="Standard">Basic Flow:</text:p>
      <text:list xml:id="list3967123581" text:style-name="L7">
        <text:list-item>
          <text:p text:style-name="P8">The student need to type in his email-id and password and click on the login button.</text:p>
        </text:list-item>
        <text:list-item>
          <text:p text:style-name="P8">After clicking on the login button, the student is directed to either his account page, or the last page that he was on, depending upon where he was when he clicked on the “log in” button. If he was on the homepage of the website, he will be taken to his account page-cum-dashboard. If he was browsing some or other course pages, then he will be taken back to the course page, but this time, with access to his account.</text:p>
          <text:p text:style-name="P8"/>
        </text:list-item>
      </text:list>
      <text:p text:style-name="Standard">Exception Flow:</text:p>
      <text:list xml:id="list19994685801" text:style-name="L8">
        <text:list-item>
          <text:p text:style-name="P9">If the student enters invalid email-id or password, there will be a message saying “Invalid email-id or password”.</text:p>
        </text:list-item>
        <text:list-item>
          <text:p text:style-name="P9">If the student enters email-id and password but he does not have an existing account, there will be a message saying “Account of the email-id does not exist”. The user will then be prompted with the option of registering himself on the website.</text:p>
          <text:p text:style-name="P9"/>
        </text:list-item>
      </text:list>
      <text:p text:style-name="Standard">Postcondition: The student will be taken to the last page he was on, or his account page, after granting <text:soft-page-break/>access to his account.</text:p>
      <text:p text:style-name="Standard"/>
      <text:p text:style-name="Standard">4)Receiving enrollment status: </text:p>
      <text:p text:style-name="Standard"/>
      <text:p text:style-name="Standard">Use-case:Receiving enrollment status </text:p>
      <text:p text:style-name="Standard">Purpose:To confirm the enrollment of the student for a course.</text:p>
      <text:p text:style-name="Standard">Actors:Student </text:p>
      <text:p text:style-name="Standard">Precondition: </text:p>
      <text:list xml:id="list18612991941" text:style-name="L9">
        <text:list-item>
          <text:p text:style-name="P10">The student needs to be logged into his account on IITBombayX.</text:p>
        </text:list-item>
        <text:list-item>
          <text:p text:style-name="P10">The student must have requested for enrollment into a course of his choice.</text:p>
          <text:p text:style-name="P10"/>
        </text:list-item>
      </text:list>
      <text:p text:style-name="Standard">Basic Flow: </text:p>
      <text:list xml:id="list4602503881" text:style-name="L10">
        <text:list-item>
          <text:p text:style-name="P11">If the student has applied for the course, and the limit has not yet reached the maximum number of students for a course, and the course is online for the time, then he will receive a confirmation mail stating that he has been enrolled for the course, and can start at the date specified.</text:p>
          <text:p text:style-name="P11"/>
        </text:list-item>
      </text:list>
      <text:p text:style-name="Standard">Exception Flow:</text:p>
      <text:list xml:id="list17564826341" text:style-name="L11">
        <text:list-item>
          <text:p text:style-name="P12">If there is the problem or the system failure during the enrollment of the course, the enrollment status will not be received by the student. </text:p>
        </text:list-item>
        <text:list-item>
          <text:p text:style-name="P12">If the number of students enrolled for a course reaches the upper limit, of for some reason, the course is take offline, the student will be notified regarding the same through the email with which he as registered. This will count as an unsuccessful enrollment.</text:p>
          <text:p text:style-name="P12"/>
        </text:list-item>
      </text:list>
      <text:p text:style-name="Standard">Postcondition: Successfully enrolled for the course.</text:p>
      <text:p text:style-name="Standard"/>
      <text:p text:style-name="Standard"/>
      <text:p text:style-name="Standard">5)Accessing results and downloading: </text:p>
      <text:p text:style-name="Standard"/>
      <text:p text:style-name="Standard">Use-case:Accessing results and downloading </text:p>
      <text:p text:style-name="Standard"/>
      <text:p text:style-name="Standard">Purpose:Student can go through their progress and improve there skills if needed. It allows the students to keep records of their performance and accordingly tune up themselves to improve their grades in the course.</text:p>
      <text:p text:style-name="Standard"/>
      <text:p text:style-name="Standard">Actors:Student</text:p>
      <text:p text:style-name="Standard"/>
      <text:p text:style-name="Standard">Precondition:</text:p>
      <text:list xml:id="list19825536281" text:style-name="L12">
        <text:list-item>
          <text:p text:style-name="P13">The student must have an existing account on IITBombayX.</text:p>
        </text:list-item>
        <text:list-item>
          <text:p text:style-name="P13">He must have access to the reports at the time of placing request – i.e., there are no ongoing quizzes or examinations during that period.</text:p>
          <text:p text:style-name="P13"/>
        </text:list-item>
      </text:list>
      <text:p text:style-name="Standard">Basic Flow: </text:p>
      <text:list xml:id="list12910612921" text:style-name="L13">
        <text:list-item>
          <text:p text:style-name="P14">The student goes to the dashboard, and finds the tab/link indicating 'Result'.</text:p>
        </text:list-item>
        <text:list-item>
          <text:p text:style-name="P14">He is then presented with the options for all the MOOCs he is currently taking, and must select one of them in order to determine which course results or performance he wants to see.</text:p>
        </text:list-item>
        <text:list-item>
          <text:p text:style-name="P14">The student selects the course by clicking on the appropriate link, and is then presented with a page which gives his overall grade acquired so far in the course, along with links for the quizzes and graded/ungraded exercises he has completed. This can be downloaded as a pdf transcript, <text:soft-page-break/>but only at the end of the course, when the coordinator issues it for the students.</text:p>
        </text:list-item>
        <text:list-item>
          <text:p text:style-name="P14">If the student clicks on any of the quizzes that he has taken so far, and all of them are past the due date, then he can view the scores he had secured for that quiz. He may also review the quiz answers, provided the coordinator has granted access to it.</text:p>
        </text:list-item>
      </text:list>
      <text:p text:style-name="Standard"/>
      <text:p text:style-name="Standard">Exception Flow:</text:p>
      <text:list xml:id="list17387715041" text:style-name="L14">
        <text:list-item>
          <text:p text:style-name="P15">If the student is accessing the results at a time when quizzes are in progress, or the due date for the quizzes has not been reached, he will not be able to see his results, as the current scores of his tests will not be added to it.</text:p>
        </text:list-item>
      </text:list>
      <text:p text:style-name="Standard"/>
      <text:p text:style-name="Standard">Postcondition: </text:p>
      <text:p text:style-name="Standard">The student will be able to successfully see the results and if permitted by the coordinator and admin (as required), will be able to download a summary report of his performance (a transcript of sorts).</text:p>
      <text:p text:style-name="Standard"/>
      <text:p text:style-name="Standard">6)Receiving course reminders: </text:p>
      <text:p text:style-name="Standard"/>
      <text:p text:style-name="Standard">Use-case:Receiving course reminders </text:p>
      <text:p text:style-name="Standard"/>
      <text:p text:style-name="Standard">Purpose: The student receives various reminder and notifications regarding the courses he has enrolled for, including reminders for course enrollment, quiz dates, release of course materials and exercises.</text:p>
      <text:p text:style-name="Standard"/>
      <text:p text:style-name="Standard">Actors:Student </text:p>
      <text:p text:style-name="Standard"/>
      <text:p text:style-name="Standard">Precondition: The student must have a registered account in the IITBombayX MOOC platform, and in order to receive notifications regarding the courses, he must be enrolled in a particular course.</text:p>
      <text:p text:style-name="Standard"/>
      <text:p text:style-name="Standard">Basic Flow: </text:p>
      <text:list xml:id="list11069656211" text:style-name="L15">
        <text:list-item>
          <text:p text:style-name="P16">If the course coordinator wishes to include a student in his course, the student will receive an email in his inbox informing him to enroll in the course within a particular deadline. He will also receive similar notifications in his dashboard.</text:p>
        </text:list-item>
        <text:list-item>
          <text:p text:style-name="P16">If new material has been released as part of the course, such as new exercises or new questions, the student will receive new notifications in his email regarding the same, and similar notifications in his dashboard.</text:p>
        </text:list-item>
        <text:list-item>
          <text:p text:style-name="P16">The student will also receive notifications in his email and in his dashboard regarding the scheduling and deadlines of his quizzes.</text:p>
        </text:list-item>
        <text:list-item>
          <text:p text:style-name="P16">The student simply needs to open his email inbox or his dashboard notifications tab in order to find the alerts of notifications for the same.</text:p>
        </text:list-item>
        <text:list-item>
          <text:p text:style-name="P16">He then responds to these notifications accordingly.</text:p>
        </text:list-item>
        <text:list-item>
          <text:p text:style-name="P16">In case the requests are responded to, he will not receive any more notifications regarding the same instance.</text:p>
        </text:list-item>
      </text:list>
      <text:p text:style-name="Standard"/>
      <text:p text:style-name="Standard">Exception Flow:</text:p>
      <text:list xml:id="list17481228131" text:style-name="L16">
        <text:list-item>
          <text:p text:style-name="P17">Due to the servers being clogged up at the time of sending out the notifications, the notifications may not be sent out immediately. In such a case, the notifications will be stored in a queue on the server and will be sent out at the earliest depending on the scheduling of the server processes.</text:p>
        </text:list-item>
        <text:list-item>
          <text:p text:style-name="P17">The student may receive the notifications but not respond to them immediately. In such a case, he will repeatedly receive notifications from the system for the same (such as course enrollment, quiz alerts, etc.) until the deadlines are reached or they are responded to. After the <text:soft-page-break/>deadlines are reached, he will stop receiving notifications for the same.</text:p>
        </text:list-item>
      </text:list>
      <text:p text:style-name="Standard"/>
      <text:p text:style-name="Standard">Postcondition: The student will receive the notifications for the appropriate reminder at the earliest, and responds to them.</text:p>
      <text:p text:style-name="Standard"/>
      <text:p text:style-name="Standard">7)Appearing for Quiz: </text:p>
      <text:p text:style-name="Standard"/>
      <text:p text:style-name="Standard">Use-case:Appearing for Quiz </text:p>
      <text:p text:style-name="Standard"/>
      <text:p text:style-name="Standard">Purpose:To get the performance of the student about the course </text:p>
      <text:p text:style-name="Standard"/>
      <text:p text:style-name="Standard">Actors:Student, Admin </text:p>
      <text:p text:style-name="Standard"/>
      <text:p text:style-name="Standard">Precondition:</text:p>
      <text:list xml:id="list21190305371" text:style-name="L17">
        <text:list-item>
          <text:p text:style-name="P18">The student must have an existing account in the system.</text:p>
        </text:list-item>
        <text:list-item>
          <text:p text:style-name="P18">The student must be enrolled in the course in whose quiz he is trying to participate.</text:p>
        </text:list-item>
        <text:list-item>
          <text:p text:style-name="P18">The quiz must be active at the time (within due date and after activation date).</text:p>
        </text:list-item>
      </text:list>
      <text:p text:style-name="Standard"/>
      <text:p text:style-name="Standard">Basic Flow: </text:p>
      <text:list xml:id="list750382561" text:style-name="L18">
        <text:list-item>
          <text:p text:style-name="P19">The student goes to his dashboard, and selects the course.</text:p>
        </text:list-item>
        <text:list-item>
          <text:p text:style-name="P19">He sees the quiz which is scheduled for the course, and clicks on the 'start quiz' link/button.</text:p>
        </text:list-item>
        <text:list-item>
          <text:p text:style-name="P19">He is taken to a new page which tells him the rules and regulations for the quiz. He must click on the 'Take me to the quiz' button to start the quiz.</text:p>
        </text:list-item>
        <text:list-item>
          <text:p text:style-name="P19">There will be questions of the formats such as MCQ, writing answer options, and single choice answers. For the <text:s/>first three types, if the 'Check' button is available, the answers will be evaluated immediately and the user will be shown the results of the answers, together with explanations, if the user clicks on the 'Show Explanations' button. Further submissions for the quizzes is not allowed, once the 'Check' button is clicked.</text:p>
        </text:list-item>
        <text:list-item>
          <text:p text:style-name="P19">The 'Check' button will appear only if the quiz is a graded quiz and the current date is past the due date. Otherwise, the user can see the answers through the 'Check' button only for the exercises associated with the lessons at the time of practicing.</text:p>
        </text:list-item>
      </text:list>
      <text:p text:style-name="Standard"/>
      <text:p text:style-name="Standard">Exception Flow:</text:p>
      <text:list xml:id="list1518929792" text:style-name="L19">
        <text:list-item>
          <text:p text:style-name="P20">If the student tries to access the quiz before the start date and time of the quiz, then he will be shown a warning saying he cannot do so.</text:p>
        </text:list-item>
        <text:list-item>
          <text:p text:style-name="P20">If a student tries to submit answers multiple times after the submission of answers to a quiz, he will see a warning message, preventing him from doing so.</text:p>
        </text:list-item>
        <text:list-item>
          <text:p text:style-name="P20">Once a quiz is past the due date, the student cannot visit the quiz to change the answer. He can only see the answers and his results.</text:p>
        </text:list-item>
      </text:list>
      <text:p text:style-name="Standard"/>
      <text:p text:style-name="Standard">Postcondition: </text:p>
      <text:p text:style-name="Standard">The student successfully completes his quiz, and presents his answers for grading. If the answers are evaluated by the auto-grader, he can see the results of his answers immediately, and the scores will be added to his progress in his account. He can then view the results of the quiz and the change in his overall score from his own dashboard.</text:p>
      <text:p text:style-name="Standard"/>
      <text:p text:style-name="P1">Coordinator:</text:p>
      <text:p text:style-name="Standard"/>
      <text:p text:style-name="Standard">1)Login: </text:p>
      <text:p text:style-name="Standard"><text:soft-page-break/></text:p>
      <text:p text:style-name="Standard">Use-case:Login </text:p>
      <text:p text:style-name="Standard"/>
      <text:p text:style-name="Standard">Purpose: Getting access to the account. </text:p>
      <text:p text:style-name="Standard"/>
      <text:p text:style-name="Standard">Actors:Coordinator </text:p>
      <text:p text:style-name="Standard"/>
      <text:p text:style-name="Standard"><text:bookmark-start text:name="__DdeLink__1107_430121646"/>Precondition: The Coordinator need to have an account in the IITBombayX.</text:p>
      <text:p text:style-name="Standard"/>
      <text:p text:style-name="Standard">Basic Flow:</text:p>
      <text:list xml:id="list1716642772" text:continue-list="list3967123581" text:style-name="L7">
        <text:list-item text:start-value="1">
          <text:p text:style-name="P8">The coordinator need to type in his email-id and password and click on the login button.</text:p>
        </text:list-item>
        <text:list-item>
          <text:p text:style-name="P8">After clicking on the login button, the student is directed to either his account page, or the last page that he was on, depending upon where he was when he clicked on the “log in” button. If he was on the homepage of the website, he will be taken to his account page-cum-dashboard. If he was browsing some or other course pages, then he will be taken back to the course page, but this time, with access to his account.</text:p>
          <text:p text:style-name="P8"/>
        </text:list-item>
      </text:list>
      <text:p text:style-name="Standard">Exception Flow:</text:p>
      <text:list xml:id="list1796672880" text:style-name="L20">
        <text:list-item>
          <text:p text:style-name="P22">If the coordinator enters invalid email-id or password, there will be a message saying “Invalid email-id or password”.</text:p>
        </text:list-item>
        <text:list-item>
          <text:p text:style-name="P22">If the coordinator enters email-id and password but he does not have an existing account, there will be a message saying “Account of the email-id does not exist”. The user will then be prompted with the option of registering himself on the website.</text:p>
        </text:list-item>
      </text:list>
      <text:p text:style-name="Standard"/>
      <text:p text:style-name="Standard">Postcondition: <text:bookmark-end text:name="__DdeLink__1107_430121646"/>The coordinator will get access to the dashboard.</text:p>
      <text:p text:style-name="Standard"/>
      <text:p text:style-name="Standard">2)Registration: </text:p>
      <text:p text:style-name="Standard"/>
      <text:p text:style-name="Standard">Use-case:Registration </text:p>
      <text:p text:style-name="Standard"/>
      <text:p text:style-name="Standard">Purpose:Profile of the coordinator is created for accessing the system </text:p>
      <text:p text:style-name="Standard"/>
      <text:p text:style-name="Standard">Actors:Coordinator </text:p>
      <text:p text:style-name="Standard"/>
      <text:p text:style-name="Standard">Precondition: None. </text:p>
      <text:p text:style-name="Standard"/>
      <text:p text:style-name="Standard">Basic Flow: </text:p>
      <text:list xml:id="list1420602103" text:continue-list="list20768492781" text:style-name="L1">
        <text:list-item text:start-value="1">
          <text:p text:style-name="P2">The coordinator accesses the IITBombayX website, and clicks on 'Create Account' link.</text:p>
        </text:list-item>
        <text:list-item>
          <text:p text:style-name="P2">He is presented with a page which asks him to fill up his personal details. These fields include mandatory and not mandatory fields.</text:p>
        </text:list-item>
        <text:list-item>
          <text:p text:style-name="P2">The coordinator provides the details which include but are not limited to: his full name, the name of his institute, his date of birth, his address, his email id, his role(a coordinator), and finally his password, which he must confirm.</text:p>
        </text:list-item>
        <text:list-item>
          <text:p text:style-name="P2">Once he has successfully filled in the details, he clicks on Submit button, and receives a confirmation mail, containing a link to activate his account. This link is valid for only a limited period of time.</text:p>
        </text:list-item>
        <text:list-item>
          <text:p text:style-name="P2">Once he activates his account, the user account is successfully created, and the user can go on to access the services of the platform.</text:p>
        </text:list-item>
      </text:list>
      <text:p text:style-name="Standard"/>
      <text:p text:style-name="Standard"><text:soft-page-break/>Exception Flow:</text:p>
      <text:list xml:id="list1566663162" text:style-name="L21">
        <text:list-item>
          <text:p text:style-name="P23">The coordinator does not fill the mandatory fields, or fills the fields with incorrect or inappropriate values.</text:p>
        </text:list-item>
      </text:list>
      <text:list xml:id="list2049759177" text:style-name="L22">
        <text:list-item>
          <text:p text:style-name="P24">The submit button will not be activated, and the validation script running on the front end will highlight the corresponding fields.</text:p>
        </text:list-item>
        <text:list-item>
          <text:p text:style-name="P24">A corresponding error text will tell the user what the error is:</text:p>
          <text:list>
            <text:list-item>
              <text:p text:style-name="P24">If the field is not filled, it says - “Please fill the mandatory field”</text:p>
            </text:list-item>
            <text:list-item>
              <text:p text:style-name="P24">If a numeric field is filled with text data, it says - “Please input correct data”.</text:p>
            </text:list-item>
            <text:list-item>
              <text:p text:style-name="P24">If the password is not strong, then it highlights the field, saying that 'The password is not strong', together with the required specifications for the passwords.</text:p>
            </text:list-item>
            <text:list-item>
              <text:p text:style-name="P24">The 'repeat password' field does not match the 'input password' field, then it clears the fields, and highlights both the fields, saying 'The passwords do not match'. He needs retype the password, until he is successful.</text:p>
              <text:p text:style-name="P24"/>
            </text:list-item>
          </text:list>
        </text:list-item>
      </text:list>
      <text:p text:style-name="Standard">Postcondition:Coordinator gets a user name and a password for his profile for accessing the system. </text:p>
      <text:p text:style-name="Standard"/>
      <text:p text:style-name="Standard">3)Issue Notices: </text:p>
      <text:p text:style-name="Standard"/>
      <text:p text:style-name="Standard">Use-case:Issue Notices </text:p>
      <text:p text:style-name="Standard"/>
      <text:p text:style-name="Standard">Purpose:The Coordinator will issue notices for the students about the enrollment reminders and <text:s/>quizzes of the course.</text:p>
      <text:p text:style-name="Standard"/>
      <text:p text:style-name="Standard">Actors:Coordinator </text:p>
      <text:p text:style-name="Standard"/>
      <text:p text:style-name="Standard">Precondition: The coordinator should have logged in to the system. He should be aware of the courses alloted to him. </text:p>
      <text:p text:style-name="Standard"/>
      <text:p text:style-name="Standard">Basic Flow: </text:p>
      <text:list xml:id="list1642213243" text:style-name="WWNum8">
        <text:list-item>
          <text:p text:style-name="P25">The coordinator need to login into the system,by clicking the “ Login button”.</text:p>
        </text:list-item>
        <text:list-item>
          <text:p text:style-name="P25">He need to look <text:s/>for the different issues considering the enrollment reminders for the students.</text:p>
        </text:list-item>
        <text:list-item>
          <text:p text:style-name="P25">This may include reminders for an upcoming quiz of the course he is coordinating, or reminders for enrolling in a course.</text:p>
        </text:list-item>
        <text:list-item>
          <text:p text:style-name="P25">He will then select the 'send notification' link from his dashboard, and for a particular event, he will select the students he wants to send the notification to, and send it.</text:p>
        </text:list-item>
        <text:list-item>
          <text:p text:style-name="P25">In case of sending course reminders to students who have not joined yet:</text:p>
          <text:list>
            <text:list-item>
              <text:p text:style-name="P25">The coordinator goes to his dashboard, and clicks on the subject course from among the list of courses he is coordinating.</text:p>
            </text:list-item>
            <text:list-item>
              <text:p text:style-name="P25">He sees the course details on his dashboard page, and finds the number of students and the details of students who have signed up for his course, and who have not.</text:p>
            </text:list-item>
            <text:list-item>
              <text:p text:style-name="P25">He then clicks on 'Send Enrollment Reminder' link, which sends a reminder to the students via mail and notification to enroll themselves into the course.</text:p>
            </text:list-item>
          </text:list>
        </text:list-item>
      </text:list>
      <text:p text:style-name="Standard"/>
      <text:p text:style-name="Standard">Exception Flow:</text:p>
      <text:list xml:id="list396712358" text:style-name="WWNum9">
        <text:list-item>
          <text:p text:style-name="P26">If the coordinator fails to send the enrollment reminders <text:s/>on time either to all the students or to few of them, the students will not be able to get their schedule.</text:p>
        </text:list-item>
      </text:list>
      <text:p text:style-name="Standard"/>
      <text:p text:style-name="Standard">Postcondition: The Coordinator has successfully issued the required notices to the students.</text:p>
      <text:p text:style-name="Standard"/>
      <text:p text:style-name="Standard"><text:soft-page-break/></text:p>
      <text:p text:style-name="Standard">4)Access to student reports: </text:p>
      <text:p text:style-name="Standard"/>
      <text:p text:style-name="Standard">Use-case:Access to student reports </text:p>
      <text:p text:style-name="Standard"/>
      <text:p text:style-name="Standard">Purpose:To get the student details and the student performance reports.</text:p>
      <text:p text:style-name="Standard"/>
      <text:p text:style-name="Standard">Actors:Coordinator </text:p>
      <text:p text:style-name="Standard"/>
      <text:p text:style-name="Standard">Precondition: </text:p>
      <text:list xml:id="list1681675138" text:style-name="L23">
        <text:list-item>
          <text:p text:style-name="P27">The coordinator has successfully logged into his account on IITBombayX.</text:p>
        </text:list-item>
        <text:list-item>
          <text:p text:style-name="P27">The coordinator has successfully issued the notices to all the students regarding different quizzes and the students have appeared for the quizzes held in the IITBombayX. </text:p>
        </text:list-item>
      </text:list>
      <text:p text:style-name="Standard"/>
      <text:p text:style-name="Standard">Basic Flow: </text:p>
      <text:p text:style-name="Standard">The coordinator goes to his dashboard page, where he has links/ buttons for downloading the details of performance in the following categories:</text:p>
      <text:list xml:id="list265014302" text:style-name="L24">
        <text:list-item>
          <text:p text:style-name="P28">All students:</text:p>
          <text:list>
            <text:list-item>
              <text:p text:style-name="P28">The coordinator can click on this tab/link to go to the page containing the links for all the students in all the courses enrolled under him, divided by courses, or grouped together.</text:p>
            </text:list-item>
            <text:list-item>
              <text:p text:style-name="P28">The page contains a tabular display containing the details of all the students and the columns include the union of all the courses they are enrolled in (since all the students are being shown) (eg: if there are students taking courses A and B, and some students taking only course A, then for the latter students, their entry for course A will be NULL).</text:p>
            </text:list-item>
            <text:list-item>
              <text:p text:style-name="P28">The columns will show the final grades of all the students in their respective courses.</text:p>
            </text:list-item>
            <text:list-item>
              <text:p text:style-name="P28">There will be an option to download this information in pdf format, which can be used by the coordinator.</text:p>
            </text:list-item>
            <text:list-item>
              <text:p text:style-name="P28">The coordinator will also have the option to download all the student information in an unstructured format, which will include all the details of the course grades, and the quiz results of the students.</text:p>
            </text:list-item>
          </text:list>
        </text:list-item>
        <text:list-item>
          <text:p text:style-name="P28">Course-wise and semester wise division of students:</text:p>
          <text:list>
            <text:list-item>
              <text:p text:style-name="P28">The students will be divided into the courses and the semesters they are in (chronologically), and links will be available for each one of them.</text:p>
            </text:list-item>
            <text:list-item>
              <text:p text:style-name="P28">On clicking the link, the coordinator is taken to a page. The page contains a tabular display containing the details of all the students and the course they are enrolled in, together with the start and end date of the course, and the semester they are taking it in (in the case of the generic student, however, this will not be available).</text:p>
            </text:list-item>
            <text:list-item>
              <text:p text:style-name="P28">The columns will show the final grades of all the students in their respective courses.</text:p>
            </text:list-item>
            <text:list-item>
              <text:p text:style-name="P28">There will be an option to download this information in pdf format, which can be used by the coordinator.</text:p>
            </text:list-item>
            <text:list-item>
              <text:p text:style-name="P28">The coordinator will also have the option to download all the student information in an unstructured format, which will include all the details of the course grades, and the quiz results of the students.</text:p>
            </text:list-item>
          </text:list>
        </text:list-item>
        <text:list-item>
          <text:p text:style-name="P28">Analytical results:</text:p>
          <text:list>
            <text:list-item>
              <text:p text:style-name="P28">This includes all the analytical information that is provided by the InSight module of the IITBombayX system, to the coordinator at the supervisory level.</text:p>
            </text:list-item>
            <text:list-item>
              <text:p text:style-name="P28">This provides information such as course performance graphs (using average course grades as metric for all students or individual course grades for single students) over the weeks, quiz performances over the weeks for the students (same as before, using the quiz grade <text:soft-page-break/>percentages as metric). These will be available as separate tabs in both views 1 and 2 above.</text:p>
            </text:list-item>
            <text:list-item>
              <text:p text:style-name="P28">These views and details can be viewed in the browser and dashboard, and downloaded in pdf format.</text:p>
            </text:list-item>
          </text:list>
        </text:list-item>
        <text:list-item>
          <text:p text:style-name="P28">The final results: These must be enabled by the Admin at the IITBombayX level, on the completion of the courses of the students. The admin enables these reports to be downloaded by the coordinators, and the coordinators and can further send them to the students in the courses under them.</text:p>
        </text:list-item>
      </text:list>
      <text:p text:style-name="Standard"/>
      <text:p text:style-name="Standard">Exception Flow:</text:p>
      <text:list xml:id="list1861299194" text:style-name="WWNum11">
        <text:list-item>
          <text:p text:style-name="P46">If the coordinator requests for the reports at a time other than the scheduled time for the corresponding report (hourly, weekly, daily), then he will see a message telling him that the data is not up to date for the generation of reports.</text:p>
        </text:list-item>
        <text:list-item>
          <text:p text:style-name="P46">The coordinator cannot request for the reports in the middle of courses and quizzes. If he does, he will be met with warnings saying that he will not receive up to date information if he tries to do so.</text:p>
        </text:list-item>
      </text:list>
      <text:p text:style-name="Standard"/>
      <text:p text:style-name="Standard">Postcondition: The coordinator had accessed the student report successfully, and downloaded them if required.</text:p>
      <text:p text:style-name="Standard"/>
      <text:p text:style-name="P1">Director:</text:p>
      <text:p text:style-name="Standard"/>
      <text:p text:style-name="Standard">1)Registration: </text:p>
      <text:p text:style-name="Standard"/>
      <text:p text:style-name="Standard">Use-case:Registration </text:p>
      <text:p text:style-name="Standard"/>
      <text:p text:style-name="Standard">Purpose: Profile of the director is created for accessing the system </text:p>
      <text:p text:style-name="Standard"/>
      <text:p text:style-name="Standard">Actors:Director </text:p>
      <text:p text:style-name="Standard"/>
      <text:p text:style-name="Standard">Precondition: None</text:p>
      <text:p text:style-name="Standard"/>
      <text:p text:style-name="Standard">Basic Flow: </text:p>
      <text:list xml:id="list460250388" text:style-name="WWNum22">
        <text:list-item>
          <text:p text:style-name="P47">The director accesses the IITBombayX website, and clicks on 'Create Account' link.</text:p>
        </text:list-item>
        <text:list-item>
          <text:p text:style-name="P47">He is presented with a page which asks him to fill up his personal details. These fields include mandatory and not mandatory fields.</text:p>
        </text:list-item>
        <text:list-item>
          <text:p text:style-name="P47">Once he has successfully filled in the details, he clicks on Submit button, and the details will go to the administrator.</text:p>
        </text:list-item>
        <text:list-item>
          <text:p text:style-name="P47">The administrator must receive notification from before hand, in order to authorise the creation of this account. If so, he sends a special confirmation mail, containing a link to activate his account. This link is valid for only a limited period of time.</text:p>
        </text:list-item>
        <text:list-item>
          <text:p text:style-name="P47">Once he activates his account, the user account is successfully created, and the user can go on to access the services of the platform.</text:p>
        </text:list-item>
      </text:list>
      <text:p text:style-name="Standard"/>
      <text:p text:style-name="Standard">Exception Flow:</text:p>
      <text:list xml:id="list1793610489" text:continue-list="list5532451311" text:style-name="L2">
        <text:list-item>
          <text:p text:style-name="P3">The director does not fill the mandatory fields, or fills the fields with incorrect or inappropriate values.</text:p>
        </text:list-item>
      </text:list>
      <text:list xml:id="list1658795689" text:style-name="L25">
        <text:list-item>
          <text:p text:style-name="P29">The submit button will not be activated, and the validation script running on the front end will highlight the corresponding fields.</text:p>
        </text:list-item>
        <text:list-item>
          <text:p text:style-name="P29">A corresponding error text will tell the user what the error is:</text:p>
          <text:list>
            <text:list-item>
              <text:p text:style-name="P29"><text:soft-page-break/>If the field is not filled, it says - “Please fill the mandatory field”</text:p>
            </text:list-item>
            <text:list-item>
              <text:p text:style-name="P29">If a numeric field is filled with text data, it says - “Please input correct data”.</text:p>
            </text:list-item>
            <text:list-item>
              <text:p text:style-name="P29">If the password is not strong, then it highlights the field, saying that 'The password is not strong', together with the required specifications for the passwords.</text:p>
            </text:list-item>
            <text:list-item>
              <text:p text:style-name="P29">The 'repeat password' field does not match the 'input password' field, then it clears the fields, and highlights both the fields, saying 'The passwords do not match'. He needs retype the password, until he is successful.</text:p>
            </text:list-item>
          </text:list>
        </text:list-item>
      </text:list>
      <text:p text:style-name="Standard"/>
      <text:list xml:id="list1452395988" text:style-name="L26">
        <text:list-item>
          <text:p text:style-name="P30">If the administrator does not receive the authorisation for the creation of the director account, but he receives the form containing the details of the director, he will NOT authorise the creation of the director account.</text:p>
          <text:p text:style-name="P30"/>
        </text:list-item>
      </text:list>
      <text:p text:style-name="Standard">Postcondition: director gets a user name and a password for his profile for accessing the system. </text:p>
      <text:p text:style-name="Standard"/>
      <text:p text:style-name="Standard">2)Login: </text:p>
      <text:p text:style-name="Standard"/>
      <text:p text:style-name="Standard">Use-case:Login </text:p>
      <text:p text:style-name="Standard"/>
      <text:p text:style-name="Standard">Purpose: Getting access to the account.</text:p>
      <text:p text:style-name="Standard"/>
      <text:p text:style-name="Standard">Actors:Head of Institute </text:p>
      <text:p text:style-name="Standard"/>
      <text:p text:style-name="Standard">Precondition: The director need to have an account in the IITBombayX.</text:p>
      <text:list xml:id="list1756482634" text:style-name="WWNum23">
        <text:list-item>
          <text:p text:style-name="P48">Basic Flow: The coordinator need to type <text:s/>his email-Id and password and click on 'Login button'.</text:p>
        </text:list-item>
        <text:list-item>
          <text:p text:style-name="P48">After clicking on Login button,the director is directed to the dashboard.</text:p>
        </text:list-item>
      </text:list>
      <text:p text:style-name="Standard"/>
      <text:p text:style-name="Standard">Exception Flow:</text:p>
      <text:list xml:id="list1982553628" text:style-name="WWNum24">
        <text:list-item>
          <text:p text:style-name="P49">If the director enters the invalid email-Id or password,there will be a message <text:s/>saying “Invalid email-Id or password”.</text:p>
        </text:list-item>
        <text:list-item>
          <text:p text:style-name="P31">If the coordinator enters email-id and password but he does not have an existing account, there will be a message saying “Account of the email-id does not exist”. The user will then be prompted with the option of registering himself on the website</text:p>
        </text:list-item>
      </text:list>
      <text:p text:style-name="Standard"/>
      <text:p text:style-name="Standard">Postcondition: The director will get access to his dashboard on the system.</text:p>
      <text:p text:style-name="Standard"/>
      <text:p text:style-name="Standard">3)Assign Courses to teacher: </text:p>
      <text:p text:style-name="Standard"/>
      <text:p text:style-name="Standard">Use-case:Assign Courses to teacher </text:p>
      <text:p text:style-name="Standard"/>
      <text:p text:style-name="Standard">Purpose:To distinguish between the <text:s/>allotment of different courses to different Teachers and also, to assign a supervisor for each course.</text:p>
      <text:p text:style-name="Standard"/>
      <text:p text:style-name="Standard">Actors:Head of Institute </text:p>
      <text:p text:style-name="Standard"/>
      <text:p text:style-name="Standard">Precondition: The director is logged into the system in his account, and has course coordinators under him, determined by the hierarchy table.</text:p>
      <text:p text:style-name="Standard"/>
      <text:p text:style-name="Standard">Basic Flow: </text:p>
      <text:list xml:id="list1835971548" text:style-name="L27">
        <text:list-item>
          <text:p text:style-name="P32"><text:soft-page-break/>The director logs into his account and can select the courses from the list of courses available in the IITBombayX system, in the same way as the Student (see student use case).</text:p>
        </text:list-item>
        <text:list-item>
          <text:p text:style-name="P32">The director then uses a button available on his view of the course page (he has only one button for his view called the 'Apply' button, which his university to enroll students in the course as required) to flag the courses.</text:p>
        </text:list-item>
        <text:list-item>
          <text:p text:style-name="P32">These courses then can be viewed from his dashboard, where he has a special tab/view for assigning courses, which shows all the coordinators in his university/institute, and all the courses he can govern.</text:p>
        </text:list-item>
        <text:list-item>
          <text:p text:style-name="P32">In this view, he can select a course, click on an 'add coordinator' link, which gives a temporary section providing the coordinators' names, <text:span text:style-name="T1">as well as a search facility to find the coordinators by name.</text:span></text:p>
        </text:list-item>
        <text:list-item>
          <text:p text:style-name="P33">Once he finds the coordinators he wants, he can add them by selcting a check box next to their name in this temporary views.</text:p>
        </text:list-item>
        <text:list-item>
          <text:p text:style-name="P33">He finishes this by clicking on the Save Changes and Send Notifications button.</text:p>
        </text:list-item>
      </text:list>
      <text:p text:style-name="Standard"/>
      <text:p text:style-name="Standard">Exception Flow:</text:p>
      <text:list xml:id="list272871034" text:style-name="L28">
        <text:list-item>
          <text:p text:style-name="P34">If the director adds a course more than once to his list, he will be warned of this repetition by a message.</text:p>
        </text:list-item>
        <text:list-item>
          <text:p text:style-name="P34">If he assigns a course twice to the same coordinator, he will be warned of this error.</text:p>
        </text:list-item>
        <text:list-item>
          <text:p text:style-name="P34">If he assigns too many courses to a coordinator, he will be given a warning but will not be prevented, as this is a matter of the logical infrastructure at the local level of the institute.</text:p>
        </text:list-item>
      </text:list>
      <text:p text:style-name="Standard"/>
      <text:p text:style-name="Standard">Postcondition: The director have successfully assigned the courses to the teachers.</text:p>
      <text:p text:style-name="Standard"/>
      <text:p text:style-name="Standard"/>
      <text:p text:style-name="Standard">4)Accessing and downloading performance reports: </text:p>
      <text:p text:style-name="Standard"/>
      <text:p text:style-name="Standard">Use-case:Accessing and downloading performance reports </text:p>
      <text:p text:style-name="Standard"/>
      <text:p text:style-name="Standard">Purpose:To get a report of all the students or the course wise report of the student </text:p>
      <text:p text:style-name="Standard"/>
      <text:p text:style-name="Standard">Actors:Head of Institute </text:p>
      <text:p text:style-name="Standard"/>
      <text:p text:style-name="Standard">Precondition: The director must be logged into his account on the IITBombayX system, and his institute registered.</text:p>
      <text:p text:style-name="Standard"/>
      <text:p text:style-name="Standard">Basic Flow: </text:p>
      <text:list xml:id="list2108125227" text:style-name="L34">
        <text:list-item>
          <text:p text:style-name="P42">The director goes to his dashboard page, where he has links/ buttons for downloading the details of performance in the following categories:</text:p>
        </text:list-item>
        <text:list-item>
          <text:p text:style-name="P42">All students:</text:p>
          <text:list>
            <text:list-item>
              <text:p text:style-name="P42">The director can click on this tab/link to go to the page containing the links for all the students in all the courses enrolled under the coordinators under him, divided by courses, coordinators, or grouped together. On clicking, he will be taken to the cooresponding page.</text:p>
            </text:list-item>
            <text:list-item>
              <text:p text:style-name="P42">The page contains a tabular display containing the details of all the students and the columns include the union of all the courses they are enrolled in (since all the students are being shown) (eg: if there are students taking courses A and B, and some students taking only course A, then for the latter students, their entry for course A will be NULL).</text:p>
            </text:list-item>
            <text:list-item>
              <text:p text:style-name="P42">The columns will show the final grades of all the students in their respective courses.</text:p>
            </text:list-item>
            <text:list-item>
              <text:p text:style-name="P42">There will be an option to download this information in pdf format, which can be used by <text:soft-page-break/>the director.</text:p>
            </text:list-item>
            <text:list-item>
              <text:p text:style-name="P42">The director will also have the option to download all the student information in an unstructured format, which will include all the details of the course grades, and the quiz results of the students.</text:p>
            </text:list-item>
          </text:list>
        </text:list-item>
        <text:list-item>
          <text:p text:style-name="P42">Course-wise and semester wise division of students:</text:p>
          <text:list>
            <text:list-item>
              <text:p text:style-name="P42">The students will be divided into the courses and the semesters they are in (chronologically), and links will be available for each one of them.</text:p>
            </text:list-item>
            <text:list-item>
              <text:p text:style-name="P42">On clicking the link, the director is taken to a page. The page contains a tabular display containing the details of all the students and the course they are enrolled in, together with the start and end date of the course, and the semester they are taking it in (in the case of the generic student, however, this will not be available).</text:p>
            </text:list-item>
            <text:list-item>
              <text:p text:style-name="P42">The columns will show the final grades of all the students in their respective courses.</text:p>
            </text:list-item>
            <text:list-item>
              <text:p text:style-name="P42">There will be an option to download this information in pdf format, which can be used by the <text:s/>director.</text:p>
            </text:list-item>
            <text:list-item>
              <text:p text:style-name="P42">The director will also have the option to download all the student information in an unstructured format, which will include all the details of the course grades, and the quiz results of the students.</text:p>
            </text:list-item>
          </text:list>
        </text:list-item>
        <text:list-item>
          <text:p text:style-name="P42">Analytical results:</text:p>
          <text:list>
            <text:list-item>
              <text:p text:style-name="P42">This includes all the analytical information that is provided by the InSight module of the IITBombayX system, to the director at the supervisory level.</text:p>
            </text:list-item>
            <text:list-item>
              <text:p text:style-name="P42">This provides information such as course performance graphs (using average course grades as metric for all students or individual course grades for single students) over the weeks, quiz performances over the weeks for the students (same as before, using the quiz grade percentages as metric). These will be available as separate tabs in both views 1 and 2 above.</text:p>
            </text:list-item>
            <text:list-item>
              <text:p text:style-name="P42">These views and details can be viewed in the browser and dashboard, and downloaded in pdf format.</text:p>
            </text:list-item>
          </text:list>
        </text:list-item>
        <text:list-item>
          <text:p text:style-name="P42">The final results: These must be enabled by the Admin at the IITBombayX level, on the completion of the courses of the students. The admin enables these reports to be downloaded by the coordinators, and the coordinators and can further send them to the students in the courses under them.</text:p>
        </text:list-item>
      </text:list>
      <text:p text:style-name="Standard"/>
      <text:p text:style-name="Standard">Exception Flow:</text:p>
      <text:list xml:id="list1455032122" text:style-name="L29">
        <text:list-item>
          <text:p text:style-name="P35">If the director requests for the reports at a time other than the scheduled time for the corresponding report (hourly, weekly, daily), then he will see a message telling him that the data is not up to date for the generation of reports.</text:p>
        </text:list-item>
        <text:list-item>
          <text:p text:style-name="P35">The director cannot request for the reports in the middle of courses and quizzes. If he does, he will be met with warnings saying that he will not receive up to date information if he tries to do so.</text:p>
        </text:list-item>
        <text:list-item>
          <text:p text:style-name="P35">The director cannot access the final reports of the students before the completion of the courses. If he tries to do so, he will get a message informing him of the same.</text:p>
        </text:list-item>
      </text:list>
      <text:p text:style-name="Standard"/>
      <text:p text:style-name="Standard">Postcondition: Accessing and downloading performance reports ,was successfully done by the director.</text:p>
      <text:p text:style-name="Standard"/>
      <text:p text:style-name="Standard"/>
      <text:p text:style-name="Standard">5)Register the institutes: </text:p>
      <text:p text:style-name="Standard"/>
      <text:p text:style-name="Standard">Use-case:Register the institutes </text:p>
      <text:p text:style-name="Standard"/>
      <text:p text:style-name="Standard">Purpose: To register the institute of the director in the IITBombayX platform.</text:p>
      <text:p text:style-name="Standard"><text:soft-page-break/></text:p>
      <text:p text:style-name="Standard">Actors:Head of Institute,Admin </text:p>
      <text:p text:style-name="Standard"/>
      <text:p text:style-name="Standard">Precondition: <text:bookmark text:name="_GoBack"/>The director must be logged into the system.</text:p>
      <text:p text:style-name="Standard"/>
      <text:p text:style-name="Standard">Basic Flow: </text:p>
      <text:list xml:id="list1504167075" text:style-name="L36">
        <text:list-item>
          <text:p text:style-name="P44">The director logs into the IITBombayX platform and goes to his dashboard from his profile which is currently having only his details).</text:p>
        </text:list-item>
        <text:list-item>
          <text:p text:style-name="P44">He then fills in the details of his institute on a form and sends this as a special notification to the administrator at IITBombayX.</text:p>
        </text:list-item>
        <text:list-item>
          <text:p text:style-name="P44">The Admin at IITBombayX then performs his use-case roles for creating the entries for the institute.</text:p>
        </text:list-item>
      </text:list>
      <text:p text:style-name="Standard"/>
      <text:p text:style-name="Standard">Exception Flow:</text:p>
      <text:list xml:id="list837125918" text:style-name="L37">
        <text:list-item>
          <text:p text:style-name="P45">The Director must send the special notification containing the details of the institute to the administrator in order for the institute to be created.</text:p>
        </text:list-item>
      </text:list>
      <text:p text:style-name="Standard"/>
      <text:p text:style-name="Standard">Postcondition: Director have successfully sent the details for the administrator to register the institutes.</text:p>
      <text:p text:style-name="Standard"/>
      <text:p text:style-name="P1">Admin (IITBombayX):</text:p>
      <text:p text:style-name="Standard"/>
      <text:p text:style-name="Standard">1)Login: </text:p>
      <text:p text:style-name="Standard"><text:s/></text:p>
      <text:p text:style-name="Standard">Use-case:Login </text:p>
      <text:p text:style-name="Standard"/>
      <text:p text:style-name="Standard">Purpose: Getting access to the account. </text:p>
      <text:p text:style-name="Standard"/>
      <text:p text:style-name="Standard">Actors:Admin </text:p>
      <text:p text:style-name="Standard"/>
      <text:p text:style-name="Standard">Precondition: The Admin need to have an account in the IITBombayX.</text:p>
      <text:p text:style-name="Standard"/>
      <text:p text:style-name="Standard">Basic Flow: </text:p>
      <text:list xml:id="list1863443038" text:style-name="L30">
        <text:list-item>
          <text:p text:style-name="P36">The Admin <text:s/>need to type <text:s/>his email-Id and password and click on 'Login button'.</text:p>
        </text:list-item>
        <text:list-item>
          <text:p text:style-name="P36">After clicking on Login button,the administrator is directed to the dashboard.</text:p>
        </text:list-item>
      </text:list>
      <text:p text:style-name="Standard"/>
      <text:p text:style-name="Standard">Exception Flow:</text:p>
      <text:list xml:id="list1291061292" text:style-name="WWNum15">
        <text:list-item>
          <text:p text:style-name="P37">If the Admin <text:s/>enters the invalid email-Id or password,there will be a message <text:s/>saying “Invalid email-Id or password”.</text:p>
        </text:list-item>
      </text:list>
      <text:p text:style-name="Standard"/>
      <text:p text:style-name="Standard">Postcondition: The Ad min will get access to the dashboard.</text:p>
      <text:p text:style-name="Standard"/>
      <text:p text:style-name="Standard"/>
      <text:p text:style-name="Standard"/>
      <text:p text:style-name="Standard">2)Add Institute: </text:p>
      <text:p text:style-name="Standard"/>
      <text:p text:style-name="Standard">Use-case:Add Institute </text:p>
      <text:p text:style-name="Standard"/>
      <text:p text:style-name="Standard">Purpose: The ad min can get different request of the institute, to associate them with IITBombayX. <text:s/></text:p>
      <text:p text:style-name="Standard"/>
      <text:p text:style-name="Standard"><text:soft-page-break/>Actors:Admin</text:p>
      <text:p text:style-name="Standard"/>
      <text:p text:style-name="Standard">Precondition: There should be a proper description and a proper details of the institute who all have requested to get associated with the IITBombayX.</text:p>
      <text:p text:style-name="Standard"/>
      <text:p text:style-name="Standard">Basic Flow:</text:p>
      <text:list xml:id="list1738771504" text:style-name="WWNum16">
        <text:list-item>
          <text:p text:style-name="P38">The administrator selects the option for adding a new institute, from his dashboard.</text:p>
        </text:list-item>
        <text:list-item>
          <text:p text:style-name="P38">The institute needs to fill in the proper details of their institute (see the Director's use case), and these details are already available with the administrator.</text:p>
        </text:list-item>
        <text:list-item>
          <text:p text:style-name="P38">The administrator provides his proper credentials, and then fires the commands and directives for creating the tables for the institute internally, and initializing other internal tables and making updates as necessary to tables, until the changes are made to incorporate the new institute into IITBombayX.</text:p>
        </text:list-item>
      </text:list>
      <text:p text:style-name="Standard"/>
      <text:p text:style-name="Standard">Exception Flow:</text:p>
      <text:list xml:id="list1213753959" text:style-name="L31">
        <text:list-item>
          <text:p text:style-name="P39">If the administrator does not provide the correct credentials, the process of adding institutes will be aborted.</text:p>
        </text:list-item>
        <text:list-item>
          <text:p text:style-name="P39">If the institute has not provided any details, or the admin tries to add an institute whose details it does not have, then there will be message telling him about the error.</text:p>
        </text:list-item>
        <text:list-item>
          <text:p text:style-name="P39">If the addition of the institute to the system leads to a problem such as shortage or conflict of resources, the admin will be informed of such events through notifications on his dashboard.</text:p>
          <text:p text:style-name="P39"/>
        </text:list-item>
      </text:list>
      <text:p text:style-name="Standard">Postcondition: The admin had successfully added the Institute which wants to get associated with the IITBombayX</text:p>
      <text:p text:style-name="Standard"/>
      <text:p text:style-name="Standard"/>
      <text:p text:style-name="Standard">3)Remove Institute: </text:p>
      <text:p text:style-name="Standard"/>
      <text:p text:style-name="Standard">Use-case:Remove Institute </text:p>
      <text:p text:style-name="Standard"/>
      <text:p text:style-name="Standard">Purpose: The ad min can delete the institute associated with IITBombayX,if some problem occurs for a particular reason.</text:p>
      <text:p text:style-name="Standard"/>
      <text:p text:style-name="Standard">Actors:Admin </text:p>
      <text:p text:style-name="Standard"/>
      <text:p text:style-name="Standard">Precondition: The admin need to have a watch on all the institute,he is associated with, besides being logged into his account.</text:p>
      <text:p text:style-name="Standard"/>
      <text:p text:style-name="Standard">Basic Flow: </text:p>
      <text:list xml:id="list1106965621" text:style-name="WWNum18">
        <text:list-item>
          <text:p text:style-name="P50">The admin needs to login into the system.</text:p>
        </text:list-item>
        <text:list-item>
          <text:p text:style-name="P50">Having received the request to remove the institute from the system, he goes to his dashboard to select the 'Remove Institute' link from the options.</text:p>
        </text:list-item>
        <text:list-item>
          <text:p text:style-name="P50">In this page, he selects the institutes from the list of institutes on the system, either manually or by a search operation.</text:p>
        </text:list-item>
        <text:list-item>
          <text:p text:style-name="P50">He clicks on the 'Remove' button/link available to him, and finds a warning message telling him that all the information for this institute will be removed from the system if he continues any further.</text:p>
        </text:list-item>
        <text:list-item>
          <text:p text:style-name="P50">He provides his credentials (such as password, and key provided by the university director), and then clicks on yes.</text:p>
        </text:list-item>
        <text:list-item>
          <text:p text:style-name="P50"><text:soft-page-break/>He is greeted with a diagnostic page wish shows all the details of the removal process, including removal of entries, tables, and internal optimizations if any.</text:p>
        </text:list-item>
        <text:list-item>
          <text:p text:style-name="P50">Finally, he meets a message telling him whether the system action completed successfully.</text:p>
        </text:list-item>
      </text:list>
      <text:p text:style-name="Standard"/>
      <text:p text:style-name="Standard">Exception Flow:</text:p>
      <text:list xml:id="list548551921" text:style-name="L35">
        <text:list-item>
          <text:p text:style-name="P43">The diagnostic page will tell him any untoward event occurred while removal.</text:p>
        </text:list-item>
        <text:list-item>
          <text:p text:style-name="P43">If he attempts to remove a institute that does not exist, then he will face an error message.</text:p>
        </text:list-item>
        <text:list-item>
          <text:p text:style-name="P43">If he fails to provide the key provided by the director of the institute, then the removal process will abort.</text:p>
        </text:list-item>
      </text:list>
      <text:p text:style-name="Standard"/>
      <text:p text:style-name="Standard">Postcondition: Admin have successfully removed the institute from the IITbombayX.</text:p>
      <text:p text:style-name="Standard"/>
      <text:p text:style-name="Standard"/>
      <text:p text:style-name="Standard">4)Create Courses: </text:p>
      <text:p text:style-name="Standard"/>
      <text:p text:style-name="Standard">Use-case:Create Courses </text:p>
      <text:p text:style-name="Standard"/>
      <text:p text:style-name="Standard">Purpose: Admin can create week courses structure for the student. He can also create quizzes and upload videos for the student.</text:p>
      <text:p text:style-name="Standard"/>
      <text:p text:style-name="Standard">Actors:Admin </text:p>
      <text:p text:style-name="Standard"/>
      <text:p text:style-name="Standard">Precondition: Need to login to the system.It should create different courses by keeping it weekwise for the students.</text:p>
      <text:p text:style-name="Standard"/>
      <text:p text:style-name="Standard">Basic Flow: </text:p>
      <text:list xml:id="list1748122813" text:style-name="WWNum19">
        <text:list-item>
          <text:p text:style-name="P51">The admin need to login into the system.</text:p>
        </text:list-item>
        <text:list-item>
          <text:p text:style-name="P51">He should create different courses. This involves:</text:p>
          <text:list>
            <text:list-item>
              <text:p text:style-name="P51">Creation of the week structure of the courses.</text:p>
              <text:list>
                <text:list-item>
                  <text:p text:style-name="P51">The admin (in this case a course creator) will go to his dashboard, and click on the 'Course Creator' studio option.</text:p>
                </text:list-item>
                <text:list-item>
                  <text:p text:style-name="P51">Once he enters this, he can create a new course through options available to him.</text:p>
                </text:list-item>
                <text:list-item>
                  <text:p text:style-name="P51">He can add weeks to his courses to create sub structure in his courses, which appear in the navigation sidebar.</text:p>
                </text:list-item>
              </text:list>
            </text:list-item>
            <text:list-item>
              <text:p text:style-name="P51">Addition of videos to the courses</text:p>
              <text:list>
                <text:list-item>
                  <text:p text:style-name="P51">Inside the course studio, once he has selected the course to modify, he can add course videos to that chapter he has selected from the navigation sidebar.</text:p>
                </text:list-item>
                <text:list-item>
                  <text:p text:style-name="P51">These videos are then uploaded via a simple uploader and editor, which also asks for a transcript of the lecture to be be created or added later, and a title for the videos.</text:p>
                </text:list-item>
                <text:list-item>
                  <text:p text:style-name="P51">The videos appear in the navigation sidebar.<text:tab/></text:p>
                </text:list-item>
              </text:list>
            </text:list-item>
            <text:list-item>
              <text:p text:style-name="P51">Addition of exercises and quizzes</text:p>
              <text:list>
                <text:list-item>
                  <text:p text:style-name="P51">The course creator studio allows the admin to add course exercises at special points in the course same way as video, simply by changing the type of item to be added.</text:p>
                </text:list-item>
                <text:list-item>
                  <text:p text:style-name="P51">In case of course exercises, he simply adds the questions and answers in a special online editor, and clicks on add to course. These can later be deleted from the navigation bar.</text:p>
                </text:list-item>
                <text:list-item>
                  <text:p text:style-name="P51">In case of course exercises, he simply adds the questions and answers in a <text:soft-page-break/>special online editor, adds the start and stop time stamps, and due date and time of the quiz, and clicks on add to course. These can later be deleted from the navigation bar.</text:p>
                </text:list-item>
              </text:list>
            </text:list-item>
            <text:list-item>
              <text:p text:style-name="P51">At the end of all editing, he simply clicks on the 'Save Changes' button on the online editor to save the changes to the courses.</text:p>
            </text:list-item>
          </text:list>
        </text:list-item>
        <text:list-item>
          <text:p text:style-name="P51">He should inform <text:s/>the Head of the institute about the schedule of the courses via sending a notification, which occurs automatically internally with each 'Save Change' to the courses.</text:p>
        </text:list-item>
      </text:list>
      <text:p text:style-name="Standard"/>
      <text:p text:style-name="Standard">Exception Flow: If the courses have been created successfully but the uploading of the courses fails, the admin will be notified. In case of any errors in the courses in editing, in faults in uploading of errors in exercise formats, or so on – the admin will be notified of the errors accordingly through relevant messages.</text:p>
      <text:p text:style-name="Standard"/>
      <text:p text:style-name="Standard">Postcondition:Admin have successfully created the courses for the student. </text:p>
      <text:p text:style-name="Standard"/>
      <text:p text:style-name="Standard"/>
      <text:p text:style-name="Standard">5)Tasks Reports: </text:p>
      <text:p text:style-name="Standard"/>
      <text:p text:style-name="Standard">Use-case:Tasks Reports </text:p>
      <text:p text:style-name="Standard"/>
      <text:p text:style-name="Standard">Purpose:To get a schedule report or the exception report </text:p>
      <text:p text:style-name="Standard"/>
      <text:p text:style-name="Standard">Actors:Admin </text:p>
      <text:p text:style-name="Standard"/>
      <text:p text:style-name="Standard">Precondition: Admin should be logged into the system.</text:p>
      <text:p text:style-name="Standard"/>
      <text:p text:style-name="Standard">Basic Flow: </text:p>
      <text:list xml:id="list2119030537" text:style-name="WWNum20">
        <text:list-item>
          <text:p text:style-name="P40">The admin should provide the proper task report related to the student.</text:p>
        </text:list-item>
        <text:list-item>
          <text:p text:style-name="P52">He should <text:s/>make schedule reports or the exception report for the student so that the student will get aware of his performance, and provide the access to download these reports to the individual students only on completion of course, and to the directors of the institutes upon request.</text:p>
        </text:list-item>
        <text:list-item>
          <text:p text:style-name="P52">He also periodically generates reports regarding the system performance, such as the server usage, total system usage by the students and users, number of accesses to the courses over time, peak usage times, and so on. These can be available as graphs, charts, and reports, and so on.</text:p>
        </text:list-item>
      </text:list>
      <text:p text:style-name="Standard"/>
      <text:p text:style-name="Standard">Exception Flow:</text:p>
      <text:list xml:id="list75038256" text:style-name="WWNum21">
        <text:list-item>
          <text:p text:style-name="P53">If the admin login into the system and the reports he need to generate is not on time,there will be a delay of the whole schedule, which is to take place.</text:p>
        </text:list-item>
        <text:list-item>
          <text:p text:style-name="P53">If the admin requests for the reports at a time other than the scheduled time for the corresponding report (hourly, weekly, daily), then he will see a message telling him that the data is not up to date for the generation of reports.</text:p>
        </text:list-item>
      </text:list>
      <text:p text:style-name="Standard"/>
      <text:p text:style-name="Standard">Postcondition: </text:p>
      <text:list xml:id="list1345832521" text:style-name="L32">
        <text:list-item>
          <text:p text:style-name="P41">The task reports regarding the performance of the students have been successfully generated and are ready to be given to the Head of the institu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text-properties style:font-name-complex="Mangal" style:font-size-complex="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ListLabel_20_1" style:display-name="ListLabel 1" style:family="text">
      <style:text-properties style:font-name-complex="Symbol"/>
    </style:style>
    <style:style style:name="ListLabel_20_2" style:display-name="ListLabel 2"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1:52:24.402991504</meta:creation-date>
    <dc:date>2015-05-31T23:53:12</dc:date>
    <meta:editing-duration>P1DT3H32M11S</meta:editing-duration>
    <meta:editing-cycles>585</meta:editing-cycles>
    <meta:generator>LibreOffice/3.5$Linux_X86_64 LibreOffice_project/350m1$Build-2</meta:generator>
    <dc:creator>Arinjoy Basak</dc:creator>
    <meta:document-statistic meta:table-count="0" meta:image-count="0" meta:object-count="0" meta:page-count="16" meta:paragraph-count="366" meta:word-count="6422" meta:character-count="37656" meta:non-whitespace-character-count="31671"/>
  </office:meta>
</office:document-meta>
</file>